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4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193cm"/>
      <style:paragraph-properties style:writing-mode="lr-tb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8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51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26" style:family="graphic" style:parent-style-name="standard">
      <style:graphic-properties svg:stroke-color="#ff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7" style:family="graphic" style:parent-style-name="standard">
      <style:graphic-properties svg:stroke-color="#ff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.248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65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none" draw:textarea-vertical-align="middle"/>
    </style:style>
    <style:style style:name="gr33" style:family="graphic" style:parent-style-name="objectwithoutfill">
      <style:graphic-properties draw:marker-end="Arrowheads_20_20" draw:marker-end-width="0.3cm" draw:fill="none" draw:textarea-vertical-align="middle"/>
    </style:style>
    <style:style style:name="gr34" style:family="graphic" style:parent-style-name="objectwithoutfill">
      <style:graphic-properties draw:marker-end="Arrowheads_20_21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24cm"/>
      <style:paragraph-properties style:writing-mode="lr-tb"/>
    </style:style>
    <style:style style:name="gr38" style:family="graphic" style:parent-style-name="objectwithoutfill">
      <style:graphic-properties draw:marker-end="Arrowheads_20_23" draw:marker-end-width="0.3cm" draw:fill="none" draw:textarea-vertical-align="middle"/>
    </style:style>
    <style:style style:name="gr39" style:family="graphic" style:parent-style-name="objectwithoutfill">
      <style:graphic-properties draw:marker-end="Arrowheads_20_27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41" style:family="graphic" style:parent-style-name="objectwithoutfill">
      <style:graphic-properties draw:marker-end="Arrowheads_20_28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98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27cm" fo:min-width="10.844cm"/>
      <style:paragraph-properties style:writing-mode="lr-tb"/>
    </style:style>
    <style:style style:name="gr44" style:family="graphic" style:parent-style-name="objectwithoutfill">
      <style:graphic-properties draw:marker-end="Arrowheads_20_29" draw:marker-end-width="0.3cm" draw:fill="none" draw:textarea-vertical-align="middle"/>
    </style:style>
    <style:style style:name="gr45" style:family="graphic" style:parent-style-name="objectwithoutfill">
      <style:graphic-properties draw:marker-end="Arrowheads_20_30" draw:marker-end-width="0.3cm" draw:fill="none" draw:textarea-vertical-align="middle"/>
    </style:style>
    <style:style style:name="gr46" style:family="graphic" style:parent-style-name="objectwithoutfill">
      <style:graphic-properties draw:marker-end="Arrowheads_20_31" draw:marker-end-width="0.3cm" draw:fill="none" draw:textarea-vertical-align="middle"/>
    </style:style>
    <style:style style:name="gr47" style:family="graphic" style:parent-style-name="objectwithoutfill">
      <style:graphic-properties draw:marker-end="Arrowheads_20_32" draw:marker-end-width="0.3cm" draw:fill="none" draw:textarea-vertical-align="middle"/>
    </style:style>
    <style:style style:name="gr48" style:family="graphic" style:parent-style-name="objectwithoutfill">
      <style:graphic-properties draw:marker-end="Arrowheads_20_33" draw:marker-end-width="0.3cm" draw:fill="none" draw:textarea-vertical-align="middle"/>
    </style:style>
    <style:style style:name="gr49" style:family="graphic" style:parent-style-name="objectwithoutfill">
      <style:graphic-properties draw:marker-end="Arrowheads_20_35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58cm"/>
      <style:paragraph-properties style:writing-mode="lr-tb"/>
    </style:style>
    <style:style style:name="gr51" style:family="graphic" style:parent-style-name="objectwithoutfill">
      <style:graphic-properties draw:marker-end="Arrowheads_20_36" draw:marker-end-width="0.3cm" draw:fill="none" draw:textarea-vertical-align="middle"/>
    </style:style>
    <style:style style:name="gr52" style:family="graphic" style:parent-style-name="objectwithoutfill">
      <style:graphic-properties draw:marker-end="Arrowheads_20_37" draw:marker-end-width="0.3cm" draw:fill="none" draw:textarea-vertical-align="middle"/>
    </style:style>
    <style:style style:name="gr53" style:family="graphic" style:parent-style-name="objectwithoutfill">
      <style:graphic-properties draw:marker-end="Arrowheads_20_38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13cm"/>
      <style:paragraph-properties style:writing-mode="lr-tb"/>
    </style:style>
    <style:style style:name="gr55" style:family="graphic" style:parent-style-name="objectwithoutfill">
      <style:graphic-properties draw:marker-end="Arrowheads_20_39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9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7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1cm"/>
      <style:paragraph-properties style:writing-mode="lr-tb"/>
    </style:style>
    <style:style style:name="gr59" style:family="graphic" style:parent-style-name="objectwithoutfill">
      <style:graphic-properties draw:marker-end="Arrowheads_20_40" draw:marker-end-width="0.3cm" draw:fill="none" draw:textarea-vertical-align="middle"/>
    </style:style>
    <style:style style:name="gr60" style:family="graphic" style:parent-style-name="objectwithoutfill">
      <style:graphic-properties draw:marker-end="Arrowheads_20_41" draw:marker-end-width="0.3cm" draw:fill="none" draw:textarea-vertical-align="middle"/>
    </style:style>
    <style:style style:name="gr61" style:family="graphic" style:parent-style-name="objectwithoutfill">
      <style:graphic-properties draw:marker-end="Arrowheads_20_42" draw:marker-end-width="0.3cm" draw:fill="none" draw:textarea-vertical-align="middle"/>
    </style:style>
    <style:style style:name="gr62" style:family="graphic" style:parent-style-name="objectwithoutfill">
      <style:graphic-properties draw:marker-end="Arrowheads_20_43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04cm"/>
      <style:paragraph-properties style:writing-mode="lr-tb"/>
    </style:style>
    <style:style style:name="gr64" style:family="graphic" style:parent-style-name="objectwithoutfill">
      <style:graphic-properties draw:marker-end="Arrowheads_20_44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33cm"/>
      <style:paragraph-properties style:writing-mode="lr-tb"/>
    </style:style>
    <style:style style:name="gr66" style:family="graphic" style:parent-style-name="objectwithoutfill">
      <style:graphic-properties draw:marker-end="Arrowheads_20_45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2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5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85cm"/>
      <style:paragraph-properties style:writing-mode="lr-tb"/>
    </style:style>
    <style:style style:name="gr71" style:family="graphic" style:parent-style-name="objectwithoutfill">
      <style:graphic-properties draw:marker-end="Arrowheads_20_46" draw:marker-end-width="0.3cm" draw:fill="none" draw:textarea-vertical-align="middle"/>
    </style:style>
    <style:style style:name="gr72" style:family="graphic" style:parent-style-name="objectwithoutfill">
      <style:graphic-properties draw:marker-end="Arrowheads_20_50" draw:marker-end-width="0.3cm" draw:fill="none" draw:textarea-vertical-align="middle"/>
    </style:style>
    <style:style style:name="gr73" style:family="graphic" style:parent-style-name="objectwithoutfill">
      <style:graphic-properties draw:marker-end="Arrowheads_20_51" draw:marker-end-width="0.3cm" draw:fill="none" draw:textarea-vertical-align="middle"/>
    </style:style>
    <style:style style:name="gr74" style:family="graphic" style:parent-style-name="objectwithoutfill">
      <style:graphic-properties draw:marker-end="Arrowheads_20_52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76" style:family="graphic" style:parent-style-name="objectwithoutfill">
      <style:graphic-properties draw:marker-end="Arrowheads_20_53" draw:marker-end-width="0.3cm" draw:fill="none" draw:textarea-vertical-align="middle"/>
    </style:style>
    <style:style style:name="gr77" style:family="graphic" style:parent-style-name="objectwithoutfill">
      <style:graphic-properties draw:marker-end="Arrowheads_20_55" draw:marker-end-width="0.3cm" draw:fill="none" draw:textarea-vertical-align="middle"/>
    </style:style>
    <style:style style:name="gr78" style:family="graphic" style:parent-style-name="objectwithoutfill">
      <style:graphic-properties draw:marker-end="Arrowheads_20_56" draw:marker-end-width="0.3cm" draw:fill="none" draw:textarea-vertical-align="middle"/>
    </style:style>
    <style:style style:name="gr79" style:family="graphic" style:parent-style-name="objectwithoutfill">
      <style:graphic-properties draw:marker-end="Arrowheads_20_57" draw:marker-end-width="0.3cm" draw:fill="none" draw:textarea-vertical-align="middle"/>
    </style:style>
    <style:style style:name="gr80" style:family="graphic" style:parent-style-name="objectwithoutfill">
      <style:graphic-properties draw:marker-end="Arrowheads_20_58" draw:marker-end-width="0.3cm" draw:fill="none" draw:textarea-vertical-align="middle"/>
    </style:style>
    <style:style style:name="gr81" style:family="graphic" style:parent-style-name="objectwithoutfill">
      <style:graphic-properties draw:marker-end="Arrowheads_20_59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27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193cm"/>
      <style:paragraph-properties style:writing-mode="lr-tb"/>
    </style:style>
    <style:style style:name="gr84" style:family="graphic" style:parent-style-name="objectwithoutfill">
      <style:graphic-properties draw:marker-end="Arrowheads_20_60" draw:marker-end-width="0.3cm" draw:fill="none" draw:textarea-vertical-align="middle"/>
    </style:style>
    <style:style style:name="gr85" style:family="graphic" style:parent-style-name="objectwithoutfill">
      <style:graphic-properties draw:marker-end="Arrowheads_20_61" draw:marker-end-width="0.3cm" draw:fill="none" draw:textarea-vertical-align="middle"/>
    </style:style>
    <style:style style:name="gr86" style:family="graphic" style:parent-style-name="objectwithoutfill">
      <style:graphic-properties draw:marker-end="Arrowheads_20_62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54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95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5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8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75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73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8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76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5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14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5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542cm"/>
      <style:paragraph-properties style:writing-mode="lr-tb"/>
    </style:style>
    <style:style style:name="gr101" style:family="graphic" style:parent-style-name="objectwithoutfill">
      <style:graphic-properties draw:marker-end="Arrowheads_20_63" draw:marker-end-width="0.3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942cm"/>
      <style:paragraph-properties style:writing-mode="lr-tb"/>
    </style:style>
    <style:style style:name="gr103" style:family="graphic" style:parent-style-name="objectwithoutfill">
      <style:graphic-properties draw:marker-end="Arrowheads_20_64" draw:marker-end-width="0.3cm" draw:fill="none" draw:textarea-vertical-align="middle"/>
    </style:style>
    <style:style style:name="gr104" style:family="graphic" style:parent-style-name="objectwithoutfill">
      <style:graphic-properties draw:marker-end="Arrowheads_20_65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514cm"/>
      <style:paragraph-properties style:writing-mode="lr-tb"/>
    </style:style>
    <style:style style:name="gr106" style:family="graphic" style:parent-style-name="objectwithoutfill">
      <style:graphic-properties draw:marker-end="Arrowheads_20_68" draw:marker-end-width="0.3cm" draw:fill="none" draw:textarea-vertical-align="middle"/>
    </style:style>
    <style:style style:name="gr107" style:family="graphic" style:parent-style-name="objectwithoutfill">
      <style:graphic-properties draw:marker-end="Arrowheads_20_69" draw:marker-end-width="0.3cm" draw:fill="none" draw:textarea-vertical-align="middle"/>
    </style:style>
    <style:style style:name="gr108" style:family="graphic" style:parent-style-name="objectwithoutfill">
      <style:graphic-properties draw:marker-end="Arrowheads_20_72" draw:marker-end-width="0.3cm" draw:fill="none" draw:textarea-vertical-align="middle"/>
    </style:style>
    <style:style style:name="gr109" style:family="graphic" style:parent-style-name="objectwithoutfill">
      <style:graphic-properties draw:marker-end="Arrowheads_20_73" draw:marker-end-width="0.3cm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1" style:family="graphic" style:parent-style-name="objectwithoutfill">
      <style:graphic-properties draw:marker-end="Arrowheads_20_74" draw:marker-end-width="0.3cm" draw:fill="none" draw:textarea-vertical-align="middle"/>
      <style:paragraph-properties style:writing-mode="lr-tb"/>
    </style:style>
    <style:style style:name="gr112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113" style:family="graphic" style:parent-style-name="standard">
      <style:graphic-properties svg:stroke-color="#2a6099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14" style:family="graphic" style:parent-style-name="objectwithoutfill">
      <style:graphic-properties draw:marker-end="Arrowheads_20_77" draw:marker-end-width="0.3cm" draw:fill="none" draw:textarea-vertical-align="middle"/>
    </style:style>
    <style:style style:name="gr115" style:family="graphic" style:parent-style-name="objectwithoutfill">
      <style:graphic-properties draw:marker-end="Arrowheads_20_78" draw:marker-end-width="0.3cm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none" draw:fill-color="#ffffff" draw:opacity="100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="none" draw:fill-color="#ffffff" draw:opacity="100%"/>
      <style:paragraph-properties fo:text-align="center" style:writing-mode="lr-tb"/>
      <style:text-properties fo:color="#ff0000" loext:opacity="100%"/>
    </style:style>
    <style:style style:name="P10" style:family="paragraph">
      <style:paragraph-properties fo:text-align="center" style:writing-mode="lr-tb"/>
      <style:text-properties fo:color="#ff0000" loext:opacity="100%"/>
    </style:style>
    <style:style style:name="P11" style:family="paragraph">
      <loext:graphic-properties draw:fill="solid" draw:fill-color="#ffffff" draw:opacity="100%"/>
      <style:paragraph-properties fo:text-align="center" style:writing-mode="lr-tb"/>
      <style:text-properties fo:color="#ff0000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 style:writing-mode="lr-tb"/>
      <style:text-properties fo:color="#2a6099" loext:opacity="100%"/>
    </style:style>
    <style:style style:name="P16" style:family="paragraph">
      <loext:graphic-properties draw:fill="solid" draw:fill-color="#ffffff" draw:opacity="100%"/>
      <style:paragraph-properties fo:text-align="center" style:writing-mode="lr-tb"/>
      <style:text-properties fo:color="#2a6099" loext:opacity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38cm" svg:y="26.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46.25cm" svg:y="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0cm" svg:y1="27.75cm" svg:x2="46.25cm" svg:y2="28cm" draw:start-shape="id1" draw:start-glue-point="10" draw:end-shape="id2" draw:end-glue-point="6" svg:d="M40000 27750c4689 0 1564 250 6250 250" svg:viewBox="0 0 6251 251">
          <text:p/>
        </draw:connector>
        <draw:custom-shape draw:style-name="gr1" draw:text-style-name="P2" xml:id="id3" draw:id="id3" draw:layer="layout" svg:width="2cm" svg:height="2cm" svg:x="44.25cm" svg:y="30.6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0cm" svg:y1="27.75cm" svg:x2="44.25cm" svg:y2="31.698cm" draw:start-shape="id1" draw:start-glue-point="10" draw:end-shape="id3" draw:end-glue-point="6" svg:d="M40000 27750c3189 0 1064 3948 4250 3948" svg:viewBox="0 0 4251 3949">
          <text:p/>
        </draw:connector>
        <draw:custom-shape draw:style-name="gr1" draw:text-style-name="P2" xml:id="id4" draw:id="id4" draw:layer="layout" svg:width="2cm" svg:height="2cm" svg:x="39.75cm" svg:y="34.19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xml:id="id21" draw:id="id21" draw:layer="layout" draw:type="curve" svg:x1="40cm" svg:y1="27.75cm" svg:x2="40cm" svg:y2="27.75cm" draw:start-shape="id1" draw:start-glue-point="10" draw:end-shape="id1" draw:end-glue-point="10" svg:d="M40000 27750z" svg:viewBox="0 0 1 1">
          <text:p/>
        </draw:connector>
        <draw:connector draw:style-name="gr5" draw:text-style-name="P3" draw:layer="layout" draw:type="curve" svg:x1="39cm" svg:y1="28.75cm" svg:x2="40.75cm" svg:y2="34.198cm" draw:start-shape="id1" draw:start-glue-point="8" draw:end-shape="id4" draw:end-glue-point="4" svg:d="M39000 28750c0 4087 1750 1364 1750 5448" svg:viewBox="0 0 1751 5449">
          <text:p/>
        </draw:connector>
        <draw:frame draw:style-name="gr6" draw:text-style-name="P4" draw:layer="layout" svg:width="0.887cm" svg:height="0.806cm" svg:x="39.363cm" svg:y="30.646cm">
          <draw:text-box>
            <text:p>‘-’</text:p>
          </draw:text-box>
        </draw:frame>
        <draw:frame draw:style-name="gr7" draw:text-style-name="P5" draw:layer="layout" svg:width="0.777cm" svg:height="0.806cm" svg:x="42.5cm" svg:y="29.448cm">
          <draw:text-box>
            <text:p><text:span text:style-name="T1">d</text:span></text:p>
          </draw:text-box>
        </draw:frame>
        <draw:connector draw:style-name="gr8" draw:text-style-name="P3" draw:layer="layout" draw:type="curve" svg:x1="44.543cm" svg:y1="30.991cm" svg:x2="45.957cm" svg:y2="30.991cm" draw:start-shape="id3" draw:start-glue-point="5" draw:end-shape="id3" draw:end-glue-point="11" svg:d="M44543 30991c0-1191 1414-1191 1414 0" svg:viewBox="0 0 1415 894">
          <text:p/>
        </draw:connector>
        <draw:frame draw:style-name="gr7" draw:text-style-name="P4" draw:layer="layout" svg:width="0.777cm" svg:height="0.806cm" svg:x="45cm" svg:y="29.448cm">
          <draw:text-box>
            <text:p>d</text:p>
          </draw:text-box>
        </draw:frame>
        <draw:connector draw:style-name="gr9" draw:text-style-name="P3" draw:layer="layout" draw:type="curve" svg:x1="46.25cm" svg:y1="31.698cm" svg:x2="50.25cm" svg:y2="33.698cm" draw:start-shape="id3" draw:start-glue-point="10" draw:end-shape="id5" draw:end-glue-point="6" svg:d="M46250 31698c3001 0 1002 2000 4000 2000" svg:viewBox="0 0 4001 2001">
          <text:p/>
        </draw:connector>
        <draw:frame draw:style-name="gr7" draw:text-style-name="P4" draw:layer="layout" svg:width="0.777cm" svg:height="0.806cm" svg:x="48.471cm" svg:y="31.948cm">
          <draw:text-box>
            <text:p>?</text:p>
          </draw:text-box>
        </draw:frame>
        <draw:g>
          <draw:custom-shape draw:style-name="gr1" draw:text-style-name="P2" xml:id="id5" draw:id="id5" draw:layer="layout" svg:width="2cm" svg:height="2cm" svg:x="50.25cm" svg:y="32.6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32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4" draw:layer="layout" svg:width="0.693cm" svg:height="0.806cm" svg:x="51.25cm" svg:y="32cm">
          <draw:text-box>
            <text:p>*</text:p>
          </draw:text-box>
        </draw:frame>
        <draw:custom-shape draw:style-name="gr1" draw:text-style-name="P2" xml:id="id6" draw:id="id6" draw:layer="layout" svg:width="2cm" svg:height="2cm" svg:x="47.25cm" svg:y="36.1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45.25cm" svg:y1="32.698cm" svg:x2="48.25cm" svg:y2="36.198cm" draw:start-shape="id3" draw:start-glue-point="8" draw:end-shape="id6" draw:end-glue-point="4" svg:d="M45250 32698c0 2626 3000 877 3000 3500" svg:viewBox="0 0 3001 3501">
          <text:p/>
        </draw:connector>
        <draw:frame draw:style-name="gr13" draw:text-style-name="P4" draw:layer="layout" svg:width="0.96cm" svg:height="1.212cm" svg:x="47.5cm" svg:y="33.948cm">
          <draw:text-box>
            <text:p>‘.’</text:p>
          </draw:text-box>
        </draw:frame>
        <draw:custom-shape draw:style-name="gr1" draw:text-style-name="P2" xml:id="id7" draw:id="id7" draw:layer="layout" svg:width="2cm" svg:height="2cm" svg:x="43.5cm" svg:y="40.6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8.25cm" svg:y1="38.198cm" svg:x2="44.5cm" svg:y2="40.698cm" draw:start-shape="id6" draw:start-glue-point="8" draw:end-shape="id7" draw:end-glue-point="4" svg:d="M48250 38198c0 1876-3750 627-3750 2500" svg:viewBox="0 0 3751 2501">
          <text:p/>
        </draw:connector>
        <draw:frame draw:style-name="gr15" draw:text-style-name="P4" draw:layer="layout" svg:width="0.502cm" svg:height="1.187cm" svg:x="45.5cm" svg:y="38.698cm">
          <draw:text-box>
            <text:p/>
          </draw:text-box>
        </draw:frame>
        <draw:frame draw:style-name="gr13" draw:text-style-name="P4" draw:layer="layout" svg:width="0.853cm" svg:height="1.212cm" svg:x="45.5cm" svg:y="38.698cm">
          <draw:text-box>
            <text:p>d</text:p>
          </draw:text-box>
        </draw:frame>
        <draw:connector draw:style-name="gr16" draw:text-style-name="P3" draw:layer="layout" draw:type="curve" svg:x1="43.793cm" svg:y1="42.405cm" svg:x2="45.207cm" svg:y2="42.405cm" draw:start-shape="id7" draw:start-glue-point="7" draw:end-shape="id7" draw:end-glue-point="9" svg:d="M43793 42405c0 1192 1414 1192 1414 0" svg:viewBox="0 0 1415 895">
          <text:p/>
        </draw:connector>
        <draw:frame draw:style-name="gr7" draw:text-style-name="P4" draw:layer="layout" svg:width="0.777cm" svg:height="0.806cm" svg:x="43.897cm" svg:y="43.198cm">
          <draw:text-box>
            <text:p>d</text:p>
          </draw:text-box>
        </draw:frame>
        <draw:g xml:id="id8" draw:id="id8">
          <draw:custom-shape draw:style-name="gr1" draw:text-style-name="P2" draw:layer="layout" svg:width="2cm" svg:height="2cm" svg:x="50cm" svg:y="41.1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25cm" svg:y="41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3" draw:layer="layout" draw:type="curve" svg:x1="45.5cm" svg:y1="41.698cm" svg:x2="50cm" svg:y2="42.198cm" draw:start-shape="id7" draw:start-glue-point="10" draw:end-shape="id8" svg:d="M45500 41698c3376 0 1127 500 4500 500" svg:viewBox="0 0 4501 501">
          <text:p/>
        </draw:connector>
        <draw:frame draw:style-name="gr18" draw:text-style-name="P4" draw:layer="layout" svg:width="0.917cm" svg:height="1.361cm" svg:x="47.25cm" svg:y="40.948cm">
          <draw:text-box>
            <text:p>!d</text:p>
            <text:p/>
          </draw:text-box>
        </draw:frame>
        <draw:frame draw:style-name="gr19" draw:text-style-name="P4" draw:layer="layout" svg:width="0.697cm" svg:height="0.806cm" svg:x="51.5cm" svg:y="40.448cm">
          <draw:text-box>
            <text:p>*</text:p>
          </draw:text-box>
        </draw:frame>
        <draw:connector draw:style-name="gr20" draw:text-style-name="P3" draw:layer="layout" draw:type="curve" svg:x1="41.75cm" svg:y1="35.198cm" svg:x2="44.25cm" svg:y2="31.698cm" draw:start-shape="id4" draw:end-shape="id3" svg:d="M41750 35198c1876 0 627-3500 2500-3500" svg:viewBox="0 0 2501 3501">
          <text:p/>
        </draw:connector>
        <draw:frame draw:style-name="gr7" draw:text-style-name="P4" draw:layer="layout" svg:width="0.777cm" svg:height="0.806cm" svg:x="42.25cm" svg:y="33.396cm">
          <draw:text-box>
            <text:p>d</text:p>
          </draw:text-box>
        </draw:frame>
        <draw:frame draw:style-name="gr7" draw:text-style-name="P4" draw:layer="layout" svg:width="0.777cm" svg:height="0.806cm" svg:x="39.723cm" svg:y="36.75cm">
          <draw:text-box>
            <text:p>?</text:p>
          </draw:text-box>
        </draw:frame>
        <draw:frame draw:style-name="gr21" draw:text-style-name="P4" draw:layer="layout" svg:width="0.752cm" svg:height="0.806cm" svg:x="44.252cm" svg:y="27.25cm">
          <draw:text-box>
            <text:p>c</text:p>
          </draw:text-box>
        </draw:frame>
        <draw:frame draw:style-name="gr22" draw:text-style-name="P4" draw:layer="layout" svg:width="2.699cm" svg:height="0.806cm" svg:x="52.25cm" svg:y="33.25cm">
          <draw:text-box>
            <text:p>INTEGER</text:p>
          </draw:text-box>
        </draw:frame>
        <draw:frame draw:style-name="gr23" draw:text-style-name="P4" draw:layer="layout" svg:width="2.056cm" svg:height="0.806cm" svg:x="52.199cm" svg:y="41.948cm">
          <draw:text-box>
            <text:p>FLOAT</text:p>
          </draw:text-box>
        </draw:frame>
        <draw:connector draw:style-name="gr24" draw:text-style-name="P3" draw:layer="layout" draw:type="curve" svg:x1="49.25cm" svg:y1="37.198cm" svg:x2="54.25cm" svg:y2="37.5cm" draw:start-shape="id6" draw:start-glue-point="10" draw:end-shape="id9" draw:end-glue-point="3" svg:d="M49250 37198c3751 0 1252 302 5000 302" svg:viewBox="0 0 5001 303">
          <text:p/>
        </draw:connector>
        <draw:frame draw:style-name="gr7" draw:text-style-name="P4" draw:layer="layout" svg:width="0.777cm" svg:height="0.806cm" svg:x="51.25cm" svg:y="36.495cm">
          <draw:text-box>
            <text:p>?</text:p>
          </draw:text-box>
        </draw:frame>
        <draw:frame draw:style-name="gr25" draw:text-style-name="P4" draw:layer="layout" svg:width="1.25cm" svg:height="1.353cm" svg:x="55.25cm" svg:y="35.847cm">
          <draw:text-box>
            <text:p>**</text:p>
          </draw:text-box>
        </draw:frame>
        <draw:g xml:id="id9" draw:id="id9">
          <draw:custom-shape draw:style-name="gr1" draw:text-style-name="P8" draw:layer="layout" svg:width="2cm" svg:height="2cm" svg:x="54.25cm" svg:y="36.5cm">
            <text:p text:style-name="P7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cm" svg:y="3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custom-shape draw:style-name="gr26" draw:text-style-name="P11" draw:layer="layout" svg:width="2cm" svg:height="2cm" svg:x="35.75cm" svg:y="39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36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4" draw:layer="layout" svg:width="2.699cm" svg:height="0.806cm" svg:x="52.251cm" svg:y="33.251cm">
          <draw:text-box>
            <text:p>INTEGER</text:p>
          </draw:text-box>
        </draw:frame>
        <draw:g>
          <draw:custom-shape draw:style-name="gr1" draw:text-style-name="P8" draw:layer="layout" svg:width="2cm" svg:height="2cm" svg:x="54.251cm" svg:y="36.501cm">
            <text:p text:style-name="P7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01cm" svg:y="36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4" draw:layer="layout" svg:width="2.699cm" svg:height="0.806cm" svg:x="56.318cm" svg:y="37.198cm">
          <draw:text-box>
            <text:p>INTEGER</text:p>
          </draw:text-box>
        </draw:frame>
        <draw:connector draw:style-name="gr28" draw:text-style-name="P3" draw:layer="layout" draw:type="curve" svg:x1="46.543cm" svg:y1="28.707cm" svg:x2="47.957cm" svg:y2="28.707cm" draw:start-shape="id2" draw:start-glue-point="7" draw:end-shape="id2" draw:end-glue-point="9" svg:d="M46543 28707c0 1192 1414 1192 1414 0" svg:viewBox="0 0 1415 895">
          <text:p/>
        </draw:connector>
        <draw:frame draw:style-name="gr29" draw:text-style-name="P4" draw:layer="layout" svg:width="2.5cm" svg:height="1.904cm" svg:x="47cm" svg:y="29.5cm">
          <draw:text-box>
            <text:p>c, d, ‘_’</text:p>
          </draw:text-box>
        </draw:frame>
        <draw:connector draw:style-name="gr30" draw:text-style-name="P3" draw:layer="layout" draw:type="curve" svg:x1="48.25cm" svg:y1="28cm" svg:x2="53cm" svg:y2="28.75cm" draw:start-shape="id2" draw:end-shape="id10" svg:d="M48250 28000c3564 0 1189 750 4750 750" svg:viewBox="0 0 4751 751">
          <text:p/>
        </draw:connector>
        <draw:frame draw:style-name="gr31" draw:text-style-name="P4" draw:layer="layout" svg:width="1.565cm" svg:height="0.806cm" svg:x="50.185cm" svg:y="27.194cm">
          <draw:text-box>
            <text:p>BK</text:p>
          </draw:text-box>
        </draw:frame>
        <draw:g xml:id="id10" draw:id="id10">
          <draw:custom-shape draw:style-name="gr1" draw:text-style-name="P2" draw:layer="layout" svg:width="2cm" svg:height="2cm" svg:x="53cm" svg:y="27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3.25cm" svg:y="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1" draw:id="id11" draw:layer="layout" svg:width="2cm" svg:height="2cm" svg:x="35.75cm" svg:y="30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38cm" svg:y1="27.75cm" svg:x2="36.75cm" svg:y2="30.5cm" draw:start-shape="id1" draw:start-glue-point="6" draw:end-shape="id11" svg:d="M38000 27750c-834 0-1250 916-1250 2750" svg:viewBox="0 0 1251 2751">
          <text:p/>
        </draw:connector>
        <draw:custom-shape draw:style-name="gr1" draw:text-style-name="P2" xml:id="id12" draw:id="id12" draw:layer="layout" svg:width="2cm" svg:height="2cm" svg:x="33.5cm" svg:y="34.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36.75cm" svg:y1="32.5cm" svg:x2="34.5cm" svg:y2="34.25cm" draw:start-shape="id11" draw:start-glue-point="8" draw:end-shape="id12" draw:end-glue-point="4" svg:d="M36750 32500c0 1314-2250 439-2250 1750" svg:viewBox="0 0 2251 1751">
          <text:p/>
        </draw:connector>
        <draw:connector draw:style-name="gr34" draw:text-style-name="P3" draw:layer="layout" draw:type="curve" svg:x1="34.5cm" svg:y1="36.25cm" svg:x2="32cm" svg:y2="38.5cm" draw:start-shape="id12" draw:start-glue-point="8" draw:end-shape="id13" draw:end-glue-point="0" svg:d="M34500 36250c0 1689-2500 564-2500 2250" svg:viewBox="0 0 2501 2251">
          <text:p/>
        </draw:connector>
        <draw:frame draw:style-name="gr35" draw:text-style-name="P4" draw:layer="layout" svg:width="1.75cm" svg:height="1.361cm" svg:x="37cm" svg:y="28.75cm">
          <draw:text-box>
            <text:p>‘’’</text:p>
          </draw:text-box>
        </draw:frame>
        <draw:frame draw:style-name="gr21" draw:text-style-name="P4" draw:layer="layout" svg:width="1.975cm" svg:height="0.806cm" svg:x="34.5cm" svg:y="32.694cm">
          <draw:text-box>
            <text:p>c, d, s </text:p>
          </draw:text-box>
        </draw:frame>
        <draw:frame draw:style-name="gr36" draw:text-style-name="P4" draw:layer="layout" svg:width="0.815cm" svg:height="0.806cm" svg:x="33cm" svg:y="36.948cm">
          <draw:text-box>
            <text:p>‘’’</text:p>
          </draw:text-box>
        </draw:frame>
        <draw:g xml:id="id13" draw:id="id13">
          <draw:custom-shape draw:style-name="gr1" draw:text-style-name="P2" draw:layer="layout" svg:width="2cm" svg:height="2cm" svg:x="31cm" svg:y="38.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1.25cm" svg:y="3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4" draw:layer="layout" svg:width="4.045cm" svg:height="0.806cm" svg:x="29.976cm" svg:y="40.5cm">
          <draw:text-box>
            <text:p>CHAR LITERAL</text:p>
          </draw:text-box>
        </draw:frame>
        <draw:custom-shape draw:style-name="gr1" draw:text-style-name="P2" xml:id="id14" draw:id="id14" draw:layer="layout" svg:width="2cm" svg:height="2cm" svg:x="32cm" svg:y="30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curve" svg:x1="38cm" svg:y1="27.75cm" svg:x2="33cm" svg:y2="30.5cm" draw:start-shape="id1" draw:start-glue-point="6" draw:end-shape="id14" draw:end-glue-point="4" svg:d="M38000 27750c-3334 0-5000 916-5000 2750" svg:viewBox="0 0 5001 2751">
          <text:p/>
        </draw:connector>
        <draw:g xml:id="id15" draw:id="id15">
          <draw:custom-shape draw:style-name="gr1" draw:text-style-name="P2" draw:layer="layout" svg:width="2cm" svg:height="2cm" svg:x="27.472cm" svg:y="34.41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22cm" svg:y="34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9" draw:text-style-name="P3" draw:layer="layout" draw:type="curve" svg:x1="32cm" svg:y1="31.5cm" svg:x2="28.472cm" svg:y2="34.418cm" draw:start-shape="id14" draw:start-glue-point="6" draw:end-shape="id15" draw:end-glue-point="0" svg:d="M32000 31500c-2352 0-3528 972-3528 2918" svg:viewBox="0 0 3529 2919">
          <text:p/>
        </draw:connector>
        <draw:frame draw:style-name="gr40" draw:text-style-name="P4" draw:layer="layout" svg:width="0.887cm" svg:height="0.806cm" svg:x="35.113cm" svg:y="27.75cm">
          <draw:text-box>
            <text:p>‘”’</text:p>
          </draw:text-box>
        </draw:frame>
        <draw:connector draw:style-name="gr41" draw:text-style-name="P3" draw:layer="layout" draw:type="curve" svg:x1="32.293cm" svg:y1="32.207cm" svg:x2="33.707cm" svg:y2="32.207cm" draw:start-shape="id14" draw:start-glue-point="7" draw:end-shape="id14" draw:end-glue-point="9" svg:d="M32293 32207c0 1192 1414 1192 1414 0" svg:viewBox="0 0 1415 895">
          <text:p/>
        </draw:connector>
        <draw:frame draw:style-name="gr6" draw:text-style-name="P4" draw:layer="layout" svg:width="0.887cm" svg:height="0.806cm" svg:x="28.5cm" svg:y="32.694cm">
          <draw:text-box>
            <text:p>‘”’</text:p>
          </draw:text-box>
        </draw:frame>
        <draw:frame draw:style-name="gr42" draw:text-style-name="P4" draw:layer="layout" svg:width="4.515cm" svg:height="0.806cm" svg:x="25.764cm" svg:y="36.698cm">
          <draw:text-box>
            <text:p>STRING LITERAL</text:p>
          </draw:text-box>
        </draw:frame>
        <draw:frame draw:style-name="gr43" draw:text-style-name="P12" draw:layer="layout" svg:width="11.344cm" svg:height="14.177cm" svg:x="2.855cm" svg:y="14.25cm">
          <draw:text-box>
            <text:p><text:span text:style-name="T4">c: char</text:span></text:p>
            <text:p><text:span text:style-name="T4">d: digit</text:span></text:p>
            <text:p><text:span text:style-name="T4">?: the complement of </text:span></text:p>
            <text:p><text:span text:style-name="T4"><text:s text:c="4"/></text:span><text:span text:style-name="T4">defined arrows</text:span></text:p>
            <text:p><text:span text:style-name="T4">s: symbol</text:span></text:p>
            <text:p><text:span text:style-name="T4"/></text:p>
            <text:p><text:span text:style-name="T4">NL: newline</text:span></text:p>
            <text:p><text:span text:style-name="T4">BK: blank</text:span></text:p>
            <text:p><text:span text:style-name="T4"/></text:p>
            <text:p><text:span text:style-name="T4">!c: not char</text:span></text:p>
            <text:p><text:span text:style-name="T4">!d: not digit</text:span></text:p>
          </draw:text-box>
        </draw:frame>
        <draw:custom-shape draw:style-name="gr1" draw:text-style-name="P2" xml:id="id19" draw:id="id19" draw:layer="layout" svg:width="2cm" svg:height="2cm" svg:x="41.902cm" svg:y="18.2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44.5cm" svg:y="18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39cm" svg:y1="26.75cm" svg:x2="31cm" svg:y2="21.25cm" draw:start-shape="id1" draw:start-glue-point="4" draw:end-shape="id16" svg:d="M39000 26750c0-4123-8000-1374-8000-5500" svg:viewBox="0 0 8001 5501">
          <text:p/>
        </draw:connector>
        <draw:connector draw:style-name="gr45" draw:text-style-name="P3" draw:layer="layout" draw:type="curve" svg:x1="39cm" svg:y1="26.75cm" svg:x2="34.75cm" svg:y2="20.25cm" draw:start-shape="id1" draw:start-glue-point="4" draw:end-shape="id17" svg:d="M39000 26750c0-4873-4250-1624-4250-6500" svg:viewBox="0 0 4251 6501">
          <text:p/>
        </draw:connector>
        <draw:connector draw:style-name="gr46" draw:text-style-name="P3" draw:layer="layout" draw:type="curve" svg:x1="39cm" svg:y1="26.75cm" svg:x2="38.75cm" svg:y2="20.25cm" draw:start-shape="id1" draw:start-glue-point="4" draw:end-shape="id18" svg:d="M39000 26750c0-4873-250-1624-250-6500" svg:viewBox="0 0 251 6501">
          <text:p/>
        </draw:connector>
        <draw:connector draw:style-name="gr47" draw:text-style-name="P3" draw:layer="layout" draw:type="curve" svg:x1="39cm" svg:y1="26.75cm" svg:x2="42.902cm" svg:y2="20.252cm" draw:start-shape="id1" draw:start-glue-point="4" draw:end-shape="id19" draw:end-glue-point="8" svg:d="M39000 26750c0-4872 3902-1623 3902-6498" svg:viewBox="0 0 3903 6499">
          <text:p/>
        </draw:connector>
        <draw:connector draw:style-name="gr48" draw:text-style-name="P3" draw:layer="layout" draw:type="curve" svg:x1="39cm" svg:y1="26.75cm" svg:x2="45.5cm" svg:y2="20.5cm" draw:start-shape="id1" draw:start-glue-point="4" draw:end-shape="id20" draw:end-glue-point="8" svg:d="M39000 26750c0-4686 6500-1561 6500-6250" svg:viewBox="0 0 6501 6251">
          <text:p/>
        </draw:connector>
        <draw:custom-shape draw:style-name="gr1" draw:text-style-name="P2" xml:id="id22" draw:id="id22" draw:layer="layout" svg:width="2cm" svg:height="2cm" svg:x="48.75cm" svg:y="23.7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40cm" svg:y1="27.75cm" svg:x2="48.75cm" svg:y2="24.75cm" draw:start-shape="id21" draw:start-glue-point="0" draw:end-shape="id22" draw:end-glue-point="6" svg:d="M40000 27750c6562 0 2188-3000 8750-3000" svg:viewBox="0 0 8751 3001">
          <text:p/>
        </draw:connector>
        <draw:frame draw:style-name="gr50" draw:text-style-name="P4" draw:layer="layout" svg:width="0.862cm" svg:height="0.806cm" svg:x="45.142cm" svg:y="25.25cm">
          <draw:text-box>
            <text:p>‘/’</text:p>
          </draw:text-box>
        </draw:frame>
        <draw:custom-shape draw:style-name="gr1" draw:text-style-name="P2" xml:id="id23" draw:id="id23" draw:layer="layout" svg:width="2cm" svg:height="2cm" svg:x="59.5cm" svg:y="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57.25cm" svg:y="19.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50.75cm" svg:y1="24.75cm" svg:x2="59.5cm" svg:y2="22cm" draw:start-shape="id22" draw:end-shape="id23" svg:d="M50750 24750c6564 0 2189-2750 8750-2750" svg:viewBox="0 0 8751 2751">
          <text:p/>
        </draw:connector>
        <draw:connector draw:style-name="gr52" draw:text-style-name="P3" draw:layer="layout" draw:type="curve" svg:x1="50.75cm" svg:y1="24.75cm" svg:x2="57.25cm" svg:y2="20.25cm" draw:start-shape="id22" draw:start-glue-point="10" draw:end-shape="id24" draw:end-glue-point="6" svg:d="M50750 24750c4876 0 1627-4500 6500-4500" svg:viewBox="0 0 6501 4501">
          <text:p/>
        </draw:connector>
        <draw:connector draw:style-name="gr53" draw:text-style-name="P3" draw:layer="layout" draw:type="curve" svg:x1="50.75cm" svg:y1="24.75cm" svg:x2="58.25cm" svg:y2="25cm" draw:start-shape="id22" draw:end-shape="id25" svg:d="M50750 24750c5626 0 1877 250 7500 250" svg:viewBox="0 0 7501 251">
          <text:p/>
        </draw:connector>
        <draw:frame draw:style-name="gr54" draw:text-style-name="P4" draw:layer="layout" svg:width="0.917cm" svg:height="0.806cm" svg:x="53.587cm" svg:y="20.948cm">
          <draw:text-box>
            <text:p>‘*’</text:p>
          </draw:text-box>
        </draw:frame>
        <draw:frame draw:style-name="gr50" draw:text-style-name="P4" draw:layer="layout" svg:width="0.862cm" svg:height="0.806cm" svg:x="56.142cm" svg:y="21.5cm">
          <draw:text-box>
            <text:p>‘/’</text:p>
          </draw:text-box>
        </draw:frame>
        <draw:frame draw:style-name="gr40" draw:text-style-name="P4" draw:layer="layout" svg:width="0.777cm" svg:height="0.806cm" svg:x="56.25cm" svg:y="24.25cm">
          <draw:text-box>
            <text:p>?</text:p>
          </draw:text-box>
        </draw:frame>
        <draw:connector draw:style-name="gr55" draw:text-style-name="P3" draw:layer="layout" draw:type="curve" svg:x1="50.75cm" svg:y1="24.75cm" svg:x2="56.75cm" svg:y2="28cm" draw:start-shape="id22" draw:start-glue-point="10" draw:end-shape="id26" draw:end-glue-point="3" svg:d="M50750 24750c4501 0 1502 3250 6000 3250" svg:viewBox="0 0 6001 3251">
          <text:p/>
        </draw:connector>
        <draw:frame draw:style-name="gr56" draw:text-style-name="P4" draw:layer="layout" svg:width="0.997cm" svg:height="0.806cm" svg:x="54.75cm" svg:y="26.74cm">
          <draw:text-box>
            <text:p>‘d’</text:p>
          </draw:text-box>
        </draw:frame>
        <draw:g xml:id="id26" draw:id="id26">
          <draw:custom-shape draw:style-name="gr1" draw:text-style-name="P2" draw:layer="layout" svg:width="2cm" svg:height="2cm" svg:x="56.75cm" svg:y="27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7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7" draw:text-style-name="P4" draw:layer="layout" svg:width="4.325cm" svg:height="0.806cm" svg:x="59.25cm" svg:y="28cm">
          <draw:text-box>
            <text:p>SLASH SYMBOL</text:p>
          </draw:text-box>
        </draw:frame>
        <draw:frame draw:style-name="gr58" draw:text-style-name="P4" draw:layer="layout" svg:width="4.731cm" svg:height="0.806cm" svg:x="57.5cm" svg:y="18.25cm">
          <draw:text-box>
            <text:p>COMMENT BEGIN</text:p>
          </draw:text-box>
        </draw:frame>
        <draw:frame draw:style-name="gr58" draw:text-style-name="P4" draw:layer="layout" svg:width="4.731cm" svg:height="0.806cm" svg:x="60.049cm" svg:y="23cm">
          <draw:text-box>
            <text:p>COMMENT BEGIN</text:p>
          </draw:text-box>
        </draw:frame>
        <draw:g xml:id="id25" draw:id="id25">
          <draw:custom-shape draw:style-name="gr26" draw:text-style-name="P11" draw:layer="layout" svg:width="2cm" svg:height="2cm" svg:x="58.25cm" svg:y="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58.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27" draw:id="id27" draw:layer="layout" svg:width="2cm" svg:height="2cm" svg:x="66.25cm" svg:y="1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59.25cm" svg:y1="20.25cm" svg:x2="66.25cm" svg:y2="20cm" draw:start-shape="id24" draw:start-glue-point="10" draw:end-shape="id27" svg:d="M59250 20250c5251 0 1752-250 7000-250" svg:viewBox="0 0 7001 251">
          <text:p/>
        </draw:connector>
        <draw:connector draw:style-name="gr60" draw:text-style-name="P3" draw:layer="layout" draw:type="curve" svg:x1="61.5cm" svg:y1="22cm" svg:x2="66.25cm" svg:y2="20cm" draw:start-shape="id23" draw:start-glue-point="10" draw:end-shape="id27" svg:d="M61500 22000c3564 0 1189-2000 4750-2000" svg:viewBox="0 0 4751 2001">
          <text:p/>
        </draw:connector>
        <draw:connector draw:style-name="gr61" draw:text-style-name="P3" draw:layer="layout" draw:type="curve" svg:x1="66.543cm" svg:y1="19.293cm" svg:x2="67.957cm" svg:y2="19.293cm" draw:start-shape="id27" draw:start-glue-point="5" draw:end-shape="id27" draw:end-glue-point="11" svg:d="M66543 19293c0-1191 1414-1191 1414 0" svg:viewBox="0 0 1415 894">
          <text:p/>
        </draw:connector>
        <draw:frame draw:style-name="gr7" draw:text-style-name="P4" draw:layer="layout" svg:width="0.777cm" svg:height="0.806cm" svg:x="67.25cm" svg:y="17.75cm">
          <draw:text-box>
            <text:p>?</text:p>
          </draw:text-box>
        </draw:frame>
        <draw:g xml:id="id28" draw:id="id28">
          <draw:custom-shape draw:style-name="gr26" draw:text-style-name="P11" draw:layer="layout" svg:width="2cm" svg:height="2cm" svg:x="33.5cm" svg:y="2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33.75cm" svg:y="2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2" draw:text-style-name="P3" draw:layer="layout" draw:type="curve" svg:x1="38cm" svg:y1="27.75cm" svg:x2="35.5cm" svg:y2="26.25cm" draw:start-shape="id1" draw:start-glue-point="6" draw:end-shape="id28" svg:d="M38000 27750c-1873 0-624-1500-2500-1500" svg:viewBox="0 0 2501 1501">
          <text:p/>
        </draw:connector>
        <draw:frame draw:style-name="gr63" draw:text-style-name="P4" draw:layer="layout" svg:width="1.412cm" svg:height="0.806cm" svg:x="36.588cm" svg:y="26.194cm">
          <draw:text-box>
            <text:p>Ñ, ñ</text:p>
          </draw:text-box>
        </draw:frame>
        <draw:g xml:id="id29" draw:id="id29">
          <draw:custom-shape draw:style-name="gr26" draw:text-style-name="P11" draw:layer="layout" svg:width="2cm" svg:height="2cm" svg:x="23.5cm" svg:y="31.5cm">
            <text:p text:style-name="P10">-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23.75cm" svg:y="3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4" draw:text-style-name="P3" draw:layer="layout" draw:type="curve" svg:x1="32cm" svg:y1="31.5cm" svg:x2="25.5cm" svg:y2="32.5cm" draw:start-shape="id14" draw:start-glue-point="6" draw:end-shape="id29" draw:end-glue-point="1" svg:d="M32000 31500c-4873 0-1624 1000-6500 1000" svg:viewBox="0 0 6501 1001">
          <text:p/>
        </draw:connector>
        <draw:frame draw:style-name="gr65" draw:text-style-name="P4" draw:layer="layout" svg:width="1.133cm" svg:height="0.806cm" svg:x="26.617cm" svg:y="31.5cm">
          <draw:text-box>
            <text:p>NL</text:p>
          </draw:text-box>
        </draw:frame>
        <draw:connector draw:style-name="gr66" draw:text-style-name="P13" draw:layer="layout" draw:type="curve" svg:x1="35.5cm" svg:y1="35.25cm" svg:x2="36.75cm" svg:y2="39cm" draw:start-shape="id12" draw:start-glue-point="10" draw:end-shape="id30" svg:d="M35500 35250c834 0 1250 1250 1250 3750" svg:viewBox="0 0 1251 3751">
          <text:p/>
        </draw:connector>
        <draw:frame draw:style-name="gr67" draw:text-style-name="P4" draw:layer="layout" svg:width="0.777cm" svg:height="1.052cm" svg:x="36.5cm" svg:y="36.25cm">
          <draw:text-box>
            <text:p>?</text:p>
          </draw:text-box>
        </draw:frame>
        <draw:frame draw:style-name="gr68" draw:text-style-name="P4" draw:layer="layout" svg:width="0.748cm" svg:height="1.552cm" svg:x="32.5cm" svg:y="32.948cm">
          <draw:text-box>
            <text:p>c</text:p>
          </draw:text-box>
        </draw:frame>
        <draw:frame draw:style-name="gr40" draw:text-style-name="P4" draw:layer="layout" svg:width="1.01cm" svg:height="0.806cm" svg:x="30.25cm" svg:y="23.948cm">
          <draw:text-box>
            <text:p>‘&lt;’</text:p>
          </draw:text-box>
        </draw:frame>
        <draw:frame draw:style-name="gr40" draw:text-style-name="P4" draw:layer="layout" svg:width="1.01cm" svg:height="0.806cm" svg:x="32.99cm" svg:y="22.5cm">
          <draw:text-box>
            <text:p>‘&gt;’</text:p>
          </draw:text-box>
        </draw:frame>
        <draw:frame draw:style-name="gr69" draw:text-style-name="P4" draw:layer="layout" svg:width="1.01cm" svg:height="0.806cm" svg:x="36.25cm" svg:y="22cm">
          <draw:text-box>
            <text:p>‘=’</text:p>
          </draw:text-box>
        </draw:frame>
        <draw:frame draw:style-name="gr35" draw:text-style-name="P4" draw:layer="layout" svg:width="1.548cm" svg:height="1.361cm" svg:x="44.202cm" svg:y="21.75cm">
          <draw:text-box>
            <text:p>‘&amp;’</text:p>
          </draw:text-box>
        </draw:frame>
        <draw:frame draw:style-name="gr70" draw:text-style-name="P4" draw:layer="layout" svg:width="0.989cm" svg:height="0.806cm" svg:x="42.015cm" svg:y="22.198cm">
          <draw:text-box>
            <text:p><text:s/>‘|’</text:p>
          </draw:text-box>
        </draw:frame>
        <draw:frame draw:style-name="gr50" draw:text-style-name="P4" draw:layer="layout" svg:width="0.862cm" svg:height="0.806cm" svg:x="39.5cm" svg:y="21.75cm">
          <draw:text-box>
            <text:p>‘!’</text:p>
          </draw:text-box>
        </draw:frame>
        <draw:connector draw:style-name="gr71" draw:text-style-name="P3" draw:layer="layout" draw:type="curve" svg:x1="39cm" svg:y1="26.75cm" svg:x2="26.5cm" svg:y2="23.25cm" draw:start-shape="id1" draw:start-glue-point="4" draw:end-shape="id31" draw:end-glue-point="2" svg:d="M39000 26750c0-2623-12500-874-12500-3500" svg:viewBox="0 0 12501 3501">
          <text:p/>
        </draw:connector>
        <draw:custom-shape draw:style-name="gr1" draw:text-style-name="P2" xml:id="id39" draw:id="id39" draw:layer="layout" svg:width="2cm" svg:height="2cm" svg:x="31.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cm" svg:height="2cm" svg:x="3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" draw:layer="layout" draw:type="curve" svg:x1="38.75cm" svg:y1="18.25cm" svg:x2="38cm" svg:y2="13.5cm" draw:start-shape="id18" draw:start-glue-point="0" draw:end-shape="id32" svg:d="M38750 18250c0-3561-750-1186-750-4750" svg:viewBox="0 0 751 4751">
          <text:p/>
        </draw:connector>
        <draw:connector draw:style-name="gr73" draw:text-style-name="P3" draw:layer="layout" draw:type="curve" svg:x1="42.902cm" svg:y1="18.252cm" svg:x2="46.25cm" svg:y2="13.25cm" draw:start-shape="id19" draw:end-shape="id33" draw:end-glue-point="2" svg:d="M42902 18252c0-3750 3348-1249 3348-5002" svg:viewBox="0 0 3349 5003">
          <text:p/>
        </draw:connector>
        <draw:connector draw:style-name="gr74" draw:text-style-name="P3" draw:layer="layout" draw:type="curve" svg:x1="45.5cm" svg:y1="18.5cm" svg:x2="48cm" svg:y2="15.5cm" draw:start-shape="id20" draw:end-shape="id34" draw:end-glue-point="8" svg:d="M45500 18500c0-2248 2500-749 2500-3000" svg:viewBox="0 0 2501 3001">
          <text:p/>
        </draw:connector>
        <draw:frame draw:style-name="gr75" draw:text-style-name="P4" draw:layer="layout" svg:width="1.01cm" svg:height="1.5cm" svg:x="22.75cm" svg:y="18.75cm">
          <draw:text-box>
            <text:p>‘=’</text:p>
          </draw:text-box>
        </draw:frame>
        <draw:frame draw:style-name="gr69" draw:text-style-name="P4" draw:layer="layout" svg:width="1.01cm" svg:height="0.806cm" svg:x="27.75cm" svg:y="16.198cm">
          <draw:text-box>
            <text:p>‘=’</text:p>
          </draw:text-box>
        </draw:frame>
        <draw:custom-shape draw:style-name="gr1" draw:text-style-name="P2" xml:id="id37" draw:id="id37" draw:layer="layout" svg:width="2cm" svg:height="2cm" svg:x="2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cm" svg:height="2cm" svg:x="18.25cm" svg:y="17.7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0" draw:id="id40">
          <draw:custom-shape draw:style-name="gr1" draw:text-style-name="P2" draw:layer="layout" svg:width="2cm" svg:height="2cm" svg:x="34cm" svg:y="1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4.2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custom-shape draw:style-name="gr1" draw:text-style-name="P2" draw:layer="layout" svg:width="2cm" svg:height="2cm" svg:x="27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5cm" svg:y="1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custom-shape draw:style-name="gr1" draw:text-style-name="P2" draw:layer="layout" svg:width="2cm" svg:height="2cm" svg:x="19.7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0cm" svg:y="1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6" draw:text-style-name="P3" draw:layer="layout" draw:type="curve" svg:x1="26.5cm" svg:y1="21.25cm" svg:x2="19.25cm" svg:y2="19.75cm" draw:start-shape="id31" draw:end-shape="id35" draw:end-glue-point="8" svg:d="M26500 21250c0-1123-7250-374-7250-1500" svg:viewBox="0 0 7251 1501">
          <text:p/>
        </draw:connector>
        <draw:connector draw:style-name="gr77" draw:text-style-name="P3" draw:layer="layout" draw:type="curve" svg:x1="26.5cm" svg:y1="21.25cm" svg:x2="20.75cm" svg:y2="18cm" draw:start-shape="id31" draw:start-glue-point="0" draw:end-shape="id36" draw:end-glue-point="2" svg:d="M26500 21250c0-2436-5750-811-5750-3250" svg:viewBox="0 0 5751 3251">
          <text:p/>
        </draw:connector>
        <draw:connector draw:style-name="gr78" draw:text-style-name="P3" draw:layer="layout" draw:type="curve" svg:x1="31cm" svg:y1="19.25cm" svg:x2="26cm" svg:y2="15.5cm" draw:start-shape="id16" draw:start-glue-point="0" draw:end-shape="id37" svg:d="M31000 19250c0-2811-5000-936-5000-3750" svg:viewBox="0 0 5001 3751">
          <text:p/>
        </draw:connector>
        <draw:connector draw:style-name="gr79" draw:text-style-name="P3" draw:layer="layout" draw:type="curve" svg:x1="31cm" svg:y1="19.25cm" svg:x2="28.5cm" svg:y2="15cm" draw:start-shape="id16" draw:start-glue-point="0" draw:end-shape="id38" draw:end-glue-point="2" svg:d="M31000 19250c0-3186-2500-1061-2500-4250" svg:viewBox="0 0 2501 4251">
          <text:p/>
        </draw:connector>
        <draw:connector draw:style-name="gr80" draw:text-style-name="P3" draw:layer="layout" draw:type="curve" svg:x1="34.75cm" svg:y1="18.25cm" svg:x2="32.75cm" svg:y2="15cm" draw:start-shape="id17" draw:start-glue-point="0" draw:end-shape="id39" svg:d="M34750 18250c0-2436-2000-811-2000-3250" svg:viewBox="0 0 2001 3251">
          <text:p/>
        </draw:connector>
        <draw:connector draw:style-name="gr81" draw:text-style-name="P3" draw:layer="layout" draw:type="curve" svg:x1="34.75cm" svg:y1="18.25cm" svg:x2="35cm" svg:y2="14.25cm" draw:start-shape="id17" draw:end-shape="id40" svg:d="M34750 18250c0-2998 250-999 250-4000" svg:viewBox="0 0 251 4001">
          <text:p/>
        </draw:connector>
        <draw:frame draw:style-name="gr69" draw:text-style-name="P4" draw:layer="layout" svg:width="1.01cm" svg:height="0.806cm" svg:x="35.24cm" svg:y="15.198cm">
          <draw:text-box>
            <text:p>‘=’</text:p>
          </draw:text-box>
        </draw:frame>
        <draw:frame draw:style-name="gr7" draw:text-style-name="P4" draw:layer="layout" svg:width="0.777cm" svg:height="0.806cm" svg:x="33.5cm" svg:y="16.5cm">
          <draw:text-box>
            <text:p>?</text:p>
          </draw:text-box>
        </draw:frame>
        <draw:frame draw:style-name="gr19" draw:text-style-name="P4" draw:layer="layout" svg:width="0.697cm" svg:height="0.806cm" svg:x="32cm" svg:y="12.25cm">
          <draw:text-box>
            <text:p>*</text:p>
          </draw:text-box>
        </draw:frame>
        <draw:frame draw:style-name="gr19" draw:text-style-name="P4" draw:layer="layout" svg:width="0.697cm" svg:height="0.806cm" svg:x="25.25cm" svg:y="13cm">
          <draw:text-box>
            <text:p>*</text:p>
          </draw:text-box>
        </draw:frame>
        <draw:frame draw:style-name="gr82" draw:text-style-name="P4" draw:layer="layout" svg:width="0.777cm" svg:height="1.361cm" svg:x="27.468cm" svg:y="17.5cm">
          <draw:text-box>
            <text:p>?</text:p>
            <text:p/>
          </draw:text-box>
        </draw:frame>
        <draw:frame draw:style-name="gr19" draw:text-style-name="P4" draw:layer="layout" svg:width="0.697cm" svg:height="0.806cm" svg:x="17.5cm" svg:y="17.75cm">
          <draw:text-box>
            <text:p>*</text:p>
          </draw:text-box>
        </draw:frame>
        <draw:frame draw:style-name="gr82" draw:text-style-name="P4" draw:layer="layout" svg:width="0.777cm" svg:height="1.361cm" svg:x="23cm" svg:y="20.75cm">
          <draw:text-box>
            <text:p>?</text:p>
            <text:p/>
          </draw:text-box>
        </draw:frame>
        <draw:frame draw:style-name="gr75" draw:text-style-name="P4" draw:layer="layout" svg:width="0.777cm" svg:height="1.5cm" svg:x="38cm" svg:y="14.75cm">
          <draw:text-box>
            <text:p>?</text:p>
            <text:p/>
          </draw:text-box>
        </draw:frame>
        <draw:frame draw:style-name="gr83" draw:text-style-name="P4" draw:layer="layout" svg:width="0.697cm" svg:height="1.361cm" svg:x="37.057cm" svg:y="10.75cm">
          <draw:text-box>
            <text:p>*</text:p>
            <text:p/>
          </draw:text-box>
        </draw:frame>
        <draw:g xml:id="id41" draw:id="id41">
          <draw:custom-shape draw:style-name="gr1" draw:text-style-name="P2" draw:layer="layout" svg:width="2cm" svg:height="2cm" svg:x="39.75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0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4" draw:text-style-name="P3" draw:layer="layout" draw:type="curve" svg:x1="38.75cm" svg:y1="18.25cm" svg:x2="40.75cm" svg:y2="13.25cm" draw:start-shape="id18" draw:end-shape="id41" svg:d="M38750 18250c0-3748 2000-1249 2000-5000" svg:viewBox="0 0 2001 5001">
          <text:p/>
        </draw:connector>
        <draw:frame draw:style-name="gr69" draw:text-style-name="P4" draw:layer="layout" svg:width="1.01cm" svg:height="0.806cm" svg:x="40.25cm" svg:y="15cm">
          <draw:text-box>
            <text:p>‘=’</text:p>
          </draw:text-box>
        </draw:frame>
        <draw:frame draw:style-name="gr70" draw:text-style-name="P4" draw:layer="layout" svg:width="0.989cm" svg:height="0.806cm" svg:x="42.016cm" svg:y="22.198cm">
          <draw:text-box>
            <text:p><text:s/>‘|’</text:p>
          </draw:text-box>
        </draw:frame>
        <draw:g xml:id="id33" draw:id="id33">
          <draw:custom-shape draw:style-name="gr1" draw:text-style-name="P2" draw:layer="layout" svg:width="2cm" svg:height="2cm" svg:x="45.25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5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43" draw:id="id43" draw:layer="layout" svg:width="2cm" svg:height="2cm" svg:x="42.7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2" draw:id="id42">
          <draw:custom-shape draw:style-name="gr1" draw:text-style-name="P2" draw:layer="layout" svg:width="2cm" svg:height="2cm" svg:x="50.2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34" draw:id="id34" draw:layer="layout" svg:width="2cm" svg:height="2cm" svg:x="47cm" svg:y="13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" draw:layer="layout" draw:type="curve" svg:x1="45.5cm" svg:y1="18.5cm" svg:x2="51.25cm" svg:y2="16cm" draw:start-shape="id20" draw:start-glue-point="4" draw:end-shape="id42" draw:end-glue-point="2" svg:d="M45500 18500c0-1873 5750-624 5750-2500" svg:viewBox="0 0 5751 2501">
          <text:p/>
        </draw:connector>
        <draw:connector draw:style-name="gr86" draw:text-style-name="P3" draw:layer="layout" draw:type="curve" svg:x1="42.902cm" svg:y1="18.252cm" svg:x2="43.75cm" svg:y2="13.25cm" draw:start-shape="id19" draw:start-glue-point="4" draw:end-shape="id43" svg:d="M42902 18252c0-3750 848-1249 848-5002" svg:viewBox="0 0 849 5003">
          <text:p/>
        </draw:connector>
        <draw:frame draw:style-name="gr87" draw:text-style-name="P4" draw:layer="layout" svg:width="0.849cm" svg:height="0.806cm" svg:x="44.401cm" svg:y="14.75cm">
          <draw:text-box>
            <text:p>‘|’</text:p>
          </draw:text-box>
        </draw:frame>
        <draw:frame draw:style-name="gr7" draw:text-style-name="P4" draw:layer="layout" svg:width="0.777cm" svg:height="0.806cm" svg:x="42.75cm" svg:y="15cm">
          <draw:text-box>
            <text:p>?</text:p>
          </draw:text-box>
        </draw:frame>
        <draw:frame draw:style-name="gr82" draw:text-style-name="P4" draw:layer="layout" svg:width="0.777cm" svg:height="1.361cm" svg:x="46.75cm" svg:y="16.147cm">
          <draw:text-box>
            <text:p>?</text:p>
            <text:p/>
          </draw:text-box>
        </draw:frame>
        <draw:frame draw:style-name="gr88" draw:text-style-name="P4" draw:layer="layout" svg:width="1.052cm" svg:height="1.361cm" svg:x="49.25cm" svg:y="16.25cm">
          <draw:text-box>
            <text:p>‘&amp;’</text:p>
            <text:p/>
          </draw:text-box>
        </draw:frame>
        <draw:frame draw:style-name="gr83" draw:text-style-name="P4" draw:layer="layout" svg:width="0.697cm" svg:height="1.361cm" svg:x="48.25cm" svg:y="12.75cm">
          <draw:text-box>
            <text:p>*</text:p>
            <text:p/>
          </draw:text-box>
        </draw:frame>
        <draw:frame draw:style-name="gr83" draw:text-style-name="P4" draw:layer="layout" svg:width="0.697cm" svg:height="1.361cm" svg:x="43.48cm" svg:y="10.5cm">
          <draw:text-box>
            <text:p>*</text:p>
            <text:p/>
          </draw:text-box>
        </draw:frame>
        <draw:frame draw:style-name="gr89" draw:text-style-name="P4" draw:layer="layout" svg:width="2.475cm" svg:height="1.361cm" svg:x="52.5cm" svg:y="14.25cm">
          <draw:text-box>
            <text:p>AND OP.</text:p>
            <text:p/>
          </draw:text-box>
        </draw:frame>
        <draw:frame draw:style-name="gr90" draw:text-style-name="P4" draw:layer="layout" svg:width="2.174cm" svg:height="0.806cm" svg:x="46.75cm" svg:y="10.25cm">
          <draw:text-box>
            <text:p>OR OP.</text:p>
          </draw:text-box>
        </draw:frame>
        <draw:frame draw:style-name="gr91" draw:text-style-name="P4" draw:layer="layout" svg:width="2.606cm" svg:height="0.806cm" svg:x="40cm" svg:y="10cm">
          <draw:text-box>
            <text:p>DIFF. OP.</text:p>
          </draw:text-box>
        </draw:frame>
        <draw:frame draw:style-name="gr92" draw:text-style-name="P4" draw:layer="layout" svg:width="2.288cm" svg:height="1.361cm" svg:x="34.25cm" svg:y="11cm">
          <draw:text-box>
            <text:p>EQ. OP.</text:p>
            <text:p/>
          </draw:text-box>
        </draw:frame>
        <draw:frame draw:style-name="gr93" draw:text-style-name="P4" draw:layer="layout" svg:width="4.274cm" svg:height="0.806cm" svg:x="27cm" svg:y="12cm">
          <draw:text-box>
            <text:p>EQ. AND GT OP.</text:p>
          </draw:text-box>
        </draw:frame>
        <draw:frame draw:style-name="gr94" draw:text-style-name="P4" draw:layer="layout" svg:width="4.126cm" svg:height="0.806cm" svg:x="19.25cm" svg:y="15cm">
          <draw:text-box>
            <text:p>EQ. AND LT OP.</text:p>
          </draw:text-box>
        </draw:frame>
        <draw:g xml:id="id17" draw:id="id17">
          <draw:custom-shape draw:style-name="gr1" draw:text-style-name="P2" draw:layer="layout" svg:width="2cm" svg:height="2cm" svg:x="33.7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4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5" draw:text-style-name="P4" draw:layer="layout" svg:width="3.304cm" svg:height="0.806cm" svg:x="31.484cm" svg:y="17.5cm">
          <draw:text-box>
            <text:p>ASSIGN OP.</text:p>
          </draw:text-box>
        </draw:frame>
        <draw:g xml:id="id16" draw:id="id16">
          <draw:custom-shape draw:style-name="gr1" draw:text-style-name="P2" draw:layer="layout" svg:width="2cm" svg:height="2cm" svg:x="30cm" svg:y="1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0.2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1" draw:id="id31">
          <draw:custom-shape draw:style-name="gr1" draw:text-style-name="P2" draw:layer="layout" svg:width="2cm" svg:height="2cm" svg:x="25.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5.75cm" svg:y="2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6" draw:text-style-name="P4" draw:layer="layout" svg:width="2.119cm" svg:height="0.806cm" svg:x="28cm" svg:y="19.25cm">
          <draw:text-box>
            <text:p>GT OP.</text:p>
          </draw:text-box>
        </draw:frame>
        <draw:frame draw:style-name="gr97" draw:text-style-name="P4" draw:layer="layout" svg:width="1.971cm" svg:height="0.806cm" svg:x="23.546cm" svg:y="22.448cm">
          <draw:text-box>
            <text:p>LT OP.</text:p>
          </draw:text-box>
        </draw:frame>
        <draw:g xml:id="id18" draw:id="id18">
          <draw:custom-shape draw:style-name="gr1" draw:text-style-name="P2" draw:layer="layout" svg:width="2cm" svg:height="2cm" svg:x="37.7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8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8" draw:text-style-name="P4" draw:layer="layout" svg:width="2.644cm" svg:height="0.806cm" svg:x="36.136cm" svg:y="17.698cm">
          <draw:text-box>
            <text:p>NEG. OP.</text:p>
          </draw:text-box>
        </draw:frame>
        <draw:frame draw:style-name="gr99" draw:text-style-name="P4" draw:layer="layout" svg:width="2.064cm" svg:height="0.806cm" svg:x="54.686cm" svg:y="29.444cm">
          <draw:text-box>
            <text:p>WORD</text:p>
          </draw:text-box>
        </draw:frame>
        <draw:frame draw:style-name="gr19" draw:text-style-name="P4" draw:layer="layout" svg:width="0.697cm" svg:height="0.806cm" svg:x="53cm" svg:y="27.5cm">
          <draw:text-box>
            <text:p>*</text:p>
          </draw:text-box>
        </draw:frame>
        <draw:frame draw:style-name="gr19" draw:text-style-name="P4" draw:layer="layout" svg:width="0.697cm" svg:height="0.806cm" svg:x="58.25cm" svg:y="26.5cm">
          <draw:text-box>
            <text:p>*</text:p>
          </draw:text-box>
        </draw:frame>
        <draw:frame draw:style-name="gr100" draw:text-style-name="P4" draw:layer="layout" svg:width="3.05cm" svg:height="0.806cm" svg:x="65.985cm" svg:y="21.5cm">
          <draw:text-box>
            <text:p>COMMENT</text:p>
          </draw:text-box>
        </draw:frame>
        <draw:custom-shape draw:style-name="gr1" draw:text-style-name="P2" xml:id="id45" draw:id="id45" draw:layer="layout" svg:width="2cm" svg:height="2cm" svg:x="70.5cm" svg:y="15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2" draw:layer="layout" svg:width="2cm" svg:height="2cm" svg:x="56.751cm" svg:y="2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7.001cm" svg:y="27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custom-shape draw:style-name="gr1" draw:text-style-name="P2" draw:layer="layout" svg:width="2cm" svg:height="2cm" svg:x="75.75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76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custom-shape draw:style-name="gr1" draw:text-style-name="P2" draw:layer="layout" svg:width="2cm" svg:height="2cm" svg:x="75.25cm" svg:y="19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75.5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1" draw:text-style-name="P3" draw:layer="layout" draw:type="curve" svg:x1="68.25cm" svg:y1="20cm" svg:x2="75.25cm" svg:y2="20.75cm" draw:start-shape="id27" draw:start-glue-point="10" draw:end-shape="id44" draw:end-glue-point="3" svg:d="M68250 20000c5251 0 1752 750 7000 750" svg:viewBox="0 0 7001 751">
          <text:p/>
        </draw:connector>
        <draw:frame draw:style-name="gr65" draw:text-style-name="P4" draw:layer="layout" svg:width="1.137cm" svg:height="0.806cm" svg:x="71.5cm" svg:y="20.75cm">
          <draw:text-box>
            <text:p>‘/n’</text:p>
          </draw:text-box>
        </draw:frame>
        <draw:frame draw:style-name="gr102" draw:text-style-name="P4" draw:layer="layout" svg:width="5.472cm" svg:height="0.806cm" svg:x="75.75cm" svg:y="22cm">
          <draw:text-box>
            <text:p>END LINE COMMENT</text:p>
          </draw:text-box>
        </draw:frame>
        <draw:connector draw:style-name="gr103" draw:text-style-name="P3" draw:layer="layout" draw:type="curve" svg:x1="68.25cm" svg:y1="20cm" svg:x2="70.5cm" svg:y2="16.5cm" draw:start-shape="id27" draw:start-glue-point="10" draw:end-shape="id45" svg:d="M68250 20000c1689 0 564-3500 2250-3500" svg:viewBox="0 0 2251 3501">
          <text:p/>
        </draw:connector>
        <draw:connector draw:style-name="gr104" draw:text-style-name="P3" draw:layer="layout" draw:type="curve" svg:x1="72.5cm" svg:y1="16.5cm" svg:x2="75.75cm" svg:y2="15.25cm" draw:start-shape="id45" draw:start-glue-point="10" draw:end-shape="id46" svg:d="M72500 16500c2439 0 814-1250 3250-1250" svg:viewBox="0 0 3251 1251">
          <text:p/>
        </draw:connector>
        <draw:frame draw:style-name="gr54" draw:text-style-name="P4" draw:layer="layout" svg:width="0.917cm" svg:height="0.806cm" svg:x="70cm" svg:y="18cm">
          <draw:text-box>
            <text:p>‘*’</text:p>
          </draw:text-box>
        </draw:frame>
        <draw:frame draw:style-name="gr50" draw:text-style-name="P4" draw:layer="layout" svg:width="0.862cm" svg:height="0.806cm" svg:x="73.392cm" svg:y="16.198cm">
          <draw:text-box>
            <text:p>‘/’</text:p>
          </draw:text-box>
        </draw:frame>
        <draw:frame draw:style-name="gr105" draw:text-style-name="P4" draw:layer="layout" svg:width="6.048cm" svg:height="0.806cm" svg:x="76.5cm" svg:y="13.5cm">
          <draw:text-box>
            <text:p>END BLOCK COMMENT</text:p>
          </draw:text-box>
        </draw:frame>
        <draw:g xml:id="id47" draw:id="id47">
          <draw:custom-shape draw:style-name="gr1" draw:text-style-name="P2" draw:layer="layout" svg:width="2cm" svg:height="2cm" svg:x="48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8.25cm" svg:y="19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6" draw:text-style-name="P3" draw:layer="layout" draw:type="curve" svg:x1="39cm" svg:y1="26.75cm" svg:x2="49cm" svg:y2="21.5cm" draw:start-shape="id1" draw:start-glue-point="4" draw:end-shape="id47" svg:d="M39000 26750c0-3936 10000-1311 10000-5250" svg:viewBox="0 0 10001 5251">
          <text:p/>
        </draw:connector>
        <draw:frame draw:style-name="gr21" draw:text-style-name="P4" draw:layer="layout" svg:width="0.752cm" svg:height="0.806cm" svg:x="44.25cm" svg:y="23.25cm">
          <draw:text-box>
            <text:p>s</text:p>
          </draw:text-box>
        </draw:frame>
        <draw:custom-shape draw:style-name="gr1" draw:text-style-name="P2" xml:id="id48" draw:id="id48" draw:layer="layout" svg:width="2cm" svg:height="2cm" svg:x="55.75cm" svg:y="1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7" draw:text-style-name="P3" draw:layer="layout" draw:type="curve" svg:x1="49cm" svg:y1="19.5cm" svg:x2="56.75cm" svg:y2="17cm" draw:start-shape="id47" draw:start-glue-point="0" draw:end-shape="id48" svg:d="M49000 19500c0-1873 7750-624 7750-2500" svg:viewBox="0 0 7751 2501">
          <text:p/>
        </draw:connector>
        <draw:frame draw:style-name="gr7" draw:text-style-name="P4" draw:layer="layout" svg:width="0.777cm" svg:height="0.806cm" svg:x="52.473cm" svg:y="18.448cm">
          <draw:text-box>
            <text:p>?</text:p>
          </draw:text-box>
        </draw:frame>
        <draw:frame draw:style-name="gr83" draw:text-style-name="P4" draw:layer="layout" svg:width="0.697cm" svg:height="1.361cm" svg:x="57.483cm" svg:y="14.75cm">
          <draw:text-box>
            <text:p>*</text:p>
            <text:p/>
          </draw:text-box>
        </draw:frame>
        <draw:g xml:id="id50" draw:id="id50">
          <draw:custom-shape draw:style-name="gr26" draw:text-style-name="P11" draw:layer="layout" svg:width="2cm" svg:height="2cm" svg:x="52.5cm" svg:y="30.5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52.75cm" svg:y="3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8" draw:text-style-name="P3" xml:id="id49" draw:id="id49" draw:layer="layout" draw:type="curve" svg:x1="48.25cm" svg:y1="28cm" svg:x2="48.25cm" svg:y2="28cm" draw:start-shape="id2" draw:start-glue-point="10" draw:end-shape="id2" draw:end-glue-point="10" svg:d="M48250 28000z" svg:viewBox="0 0 1 1">
          <text:p/>
        </draw:connector>
        <draw:connector draw:style-name="gr109" draw:text-style-name="P3" draw:layer="layout" draw:type="curve" svg:x1="48.25cm" svg:y1="28cm" svg:x2="53.5cm" svg:y2="30.5cm" draw:start-shape="id49" draw:start-glue-point="0" draw:end-shape="id50" draw:end-glue-point="0" svg:d="M48250 28000c0 1875 5250 625 5250 2500" svg:viewBox="0 0 5251 2501">
          <text:p/>
        </draw:connector>
        <draw:frame draw:style-name="gr110" draw:text-style-name="P14" draw:layer="layout" svg:width="0.777cm" svg:height="0.806cm" svg:x="51.5cm" svg:y="29.5cm">
          <draw:text-box>
            <text:p>?</text:p>
          </draw:text-box>
        </draw:frame>
        <draw:connector draw:style-name="gr111" draw:text-style-name="P3" draw:layer="layout" draw:type="curve" svg:x1="38cm" svg:y1="27.75cm" svg:x2="27cm" svg:y2="27.75cm" draw:start-shape="id1" draw:start-glue-point="6" draw:end-shape="id51" svg:d="M38000 27750h-11000" svg:viewBox="0 0 11001 1">
          <text:p/>
        </draw:connector>
        <draw:frame draw:style-name="gr110" draw:text-style-name="P14" draw:layer="layout" svg:width="2.073cm" svg:height="0.806cm" svg:x="30.5cm" svg:y="27cm">
          <draw:text-box>
            <text:p>BK, NL</text:p>
          </draw:text-box>
        </draw:frame>
        <draw:g xml:id="id51" draw:id="id51">
          <draw:custom-shape draw:style-name="gr1" draw:text-style-name="P2" draw:layer="layout" svg:width="2cm" svg:height="2cm" svg:x="25cm" svg:y="26.75cm">
            <text:p text:style-name="P1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5.25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0" draw:text-style-name="P14" draw:layer="layout" svg:width="0.697cm" svg:height="0.806cm" svg:x="25.75cm" svg:y="26.25cm">
          <draw:text-box>
            <text:p>*</text:p>
          </draw:text-box>
        </draw:frame>
        <draw:g xml:id="id52" draw:id="id52">
          <draw:custom-shape draw:style-name="gr112" draw:text-style-name="P16" draw:layer="layout" svg:width="2cm" svg:height="2cm" svg:x="42cm" svg:y="25cm">
            <text:p text:style-name="P15"><text:span text:style-name="T5">-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9" draw:layer="layout" svg:width="1.5cm" svg:height="1.5cm" svg:x="42.25cm" svg:y="2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4" draw:text-style-name="P3" draw:layer="layout" draw:type="curve" svg:x1="40cm" svg:y1="27.75cm" svg:x2="42cm" svg:y2="26cm" draw:start-shape="id21" draw:start-glue-point="0" draw:end-shape="id52" draw:end-glue-point="3" svg:d="M40000 27750c1500 0 500-1750 2000-1750" svg:viewBox="0 0 2001 1751">
          <text:p/>
        </draw:connector>
        <draw:frame draw:style-name="gr110" draw:text-style-name="P14" draw:layer="layout" svg:width="1.518cm" svg:height="0.806cm" svg:x="39.75cm" svg:y="26.194cm">
          <draw:text-box>
            <text:p>EOF</text:p>
          </draw:text-box>
        </draw:frame>
        <draw:g xml:id="id53" draw:id="id53">
          <draw:custom-shape draw:style-name="gr1" draw:text-style-name="P2" draw:layer="layout" svg:width="2cm" svg:height="2cm" svg:x="39.5cm" svg:y="38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9.75cm" svg:y="3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5" draw:text-style-name="P3" draw:layer="layout" draw:type="curve" svg:x1="40.75cm" svg:y1="36.198cm" svg:x2="40.5cm" svg:y2="38.25cm" draw:start-shape="id4" draw:start-glue-point="8" draw:end-shape="id53" draw:end-glue-point="0" svg:d="M40750 36198c0 1540-250 515-250 2052" svg:viewBox="0 0 251 2053">
          <text:p/>
        </draw:connector>
        <draw:frame draw:style-name="gr110" draw:text-style-name="P14" draw:layer="layout" svg:width="3.584cm" svg:height="0.806cm" svg:x="38.5cm" svg:y="40.444cm">
          <draw:text-box>
            <text:p>MINUS. SYM.</text:p>
          </draw:text-box>
        </draw:frame>
        <draw:frame draw:style-name="gr116" draw:text-style-name="P14" draw:layer="layout" svg:width="0.697cm" svg:height="0.806cm" svg:x="41.25cm" svg:y="38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4:41:19.710000000</meta:creation-date>
    <dc:date>2021-03-21T23:03:41.200000000</dc:date>
    <meta:editing-duration>PT1H13M21S</meta:editing-duration>
    <meta:editing-cycles>7</meta:editing-cycles>
    <meta:generator>LibreOffice/7.0.2.2$Windows_X86_64 LibreOffice_project/8349ace3c3162073abd90d81fd06dcfb6b36b994</meta:generator>
    <meta:document-statistic meta:object-count="268"/>
  </office:meta>
</office:document-meta>
</file>